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77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2" draw:layer="layout" svg:width="8cm" svg:height="1cm" svg:x="3cm" svg:y="3cm">
          <text:p text:style-name="P1"><text:span text:style-name="T1">発信元ポート番号</text:span></text:p>
        </draw:rect>
        <draw:rect draw:style-name="gr1" draw:text-style-name="P2" draw:layer="layout" svg:width="8cm" svg:height="1cm" svg:x="11cm" svg:y="3cm">
          <text:p text:style-name="P1"><text:span text:style-name="T1">宛先ポート番号</text:span></text:p>
        </draw:rect>
        <draw:rect draw:style-name="gr1" draw:text-style-name="P2" draw:layer="layout" svg:width="16cm" svg:height="1cm" svg:x="3cm" svg:y="4cm">
          <text:p text:style-name="P1"><text:span text:style-name="T1">シーケンス番号</text:span></text:p>
        </draw:rect>
        <draw:rect draw:style-name="gr1" draw:text-style-name="P2" draw:layer="layout" svg:width="16cm" svg:height="1cm" svg:x="3cm" svg:y="5cm">
          <text:p text:style-name="P1"><text:span text:style-name="T1">確認応答番号</text:span></text:p>
        </draw:rect>
        <draw:rect draw:style-name="gr1" draw:text-style-name="P2" draw:layer="layout" svg:width="2cm" svg:height="2cm" svg:x="3cm" svg:y="6cm">
          <text:p text:style-name="P1"><text:span text:style-name="T1">データ</text:span></text:p>
          <text:p text:style-name="P1"><text:span text:style-name="T1">オフセット</text:span></text:p>
        </draw:rect>
        <draw:rect draw:style-name="gr1" draw:text-style-name="P2" draw:layer="layout" svg:width="3cm" svg:height="2cm" svg:x="5cm" svg:y="6cm">
          <text:p text:style-name="P1"><text:span text:style-name="T1">予約</text:span></text:p>
        </draw:rect>
        <draw:rect draw:style-name="gr1" draw:text-style-name="P2" draw:layer="layout" svg:width="0.5cm" svg:height="2cm" svg:x="8cm" svg:y="6cm">
          <text:p text:style-name="P1"><text:span text:style-name="T1">U</text:span></text:p>
          <text:p text:style-name="P1"><text:span text:style-name="T1">R</text:span></text:p>
          <text:p text:style-name="P1"><text:span text:style-name="T1">G</text:span></text:p>
        </draw:rect>
        <draw:rect draw:style-name="gr1" draw:text-style-name="P2" draw:layer="layout" svg:width="0.5cm" svg:height="2cm" svg:x="8.5cm" svg:y="6cm">
          <text:p text:style-name="P1"><text:span text:style-name="T1">A</text:span></text:p>
          <text:p text:style-name="P1"><text:span text:style-name="T1">C</text:span></text:p>
          <text:p text:style-name="P1"><text:span text:style-name="T1">K</text:span></text:p>
        </draw:rect>
        <draw:rect draw:style-name="gr1" draw:text-style-name="P2" draw:layer="layout" svg:width="0.5cm" svg:height="2cm" svg:x="9cm" svg:y="6cm">
          <text:p text:style-name="P1"><text:span text:style-name="T1">P</text:span></text:p>
          <text:p text:style-name="P1"><text:span text:style-name="T1">S</text:span></text:p>
          <text:p text:style-name="P1"><text:span text:style-name="T1">H</text:span></text:p>
        </draw:rect>
        <draw:rect draw:style-name="gr1" draw:text-style-name="P2" draw:layer="layout" svg:width="0.5cm" svg:height="2cm" svg:x="9.5cm" svg:y="6cm">
          <text:p text:style-name="P1"><text:span text:style-name="T1">R</text:span></text:p>
          <text:p text:style-name="P1"><text:span text:style-name="T1">S</text:span></text:p>
          <text:p text:style-name="P1"><text:span text:style-name="T1">T</text:span></text:p>
        </draw:rect>
        <draw:rect draw:style-name="gr1" draw:text-style-name="P2" draw:layer="layout" svg:width="0.5cm" svg:height="2cm" svg:x="10cm" svg:y="6cm">
          <text:p text:style-name="P1"><text:span text:style-name="T1">S</text:span></text:p>
          <text:p text:style-name="P1"><text:span text:style-name="T1">Y</text:span></text:p>
          <text:p text:style-name="P1"><text:span text:style-name="T1">N</text:span></text:p>
        </draw:rect>
        <draw:rect draw:style-name="gr1" draw:text-style-name="P2" draw:layer="layout" svg:width="0.5cm" svg:height="2cm" svg:x="10.5cm" svg:y="6cm">
          <text:p text:style-name="P1"><text:span text:style-name="T1">F</text:span></text:p>
          <text:p text:style-name="P1"><text:span text:style-name="T1">I</text:span></text:p>
          <text:p text:style-name="P1"><text:span text:style-name="T1">N</text:span></text:p>
        </draw:rect>
        <draw:rect draw:style-name="gr1" draw:text-style-name="P2" draw:layer="layout" svg:width="8cm" svg:height="2cm" svg:x="11cm" svg:y="6cm">
          <text:p text:style-name="P1"><text:span text:style-name="T1">ウインドウサイズ</text:span></text:p>
        </draw:rect>
        <draw:rect draw:style-name="gr1" draw:text-style-name="P2" draw:layer="layout" svg:width="8cm" svg:height="1cm" svg:x="3cm" svg:y="8cm">
          <text:p text:style-name="P1"><text:span text:style-name="T1">チェックサム</text:span></text:p>
        </draw:rect>
        <draw:rect draw:style-name="gr1" draw:text-style-name="P2" draw:layer="layout" svg:width="8cm" svg:height="1cm" svg:x="11cm" svg:y="8cm">
          <text:p text:style-name="P1"><text:span text:style-name="T1">緊急ポインタ</text:span></text:p>
        </draw:rect>
        <draw:rect draw:style-name="gr1" draw:text-style-name="P2" draw:layer="layout" svg:width="16cm" svg:height="1cm" svg:x="3cm" svg:y="9cm">
          <text:p text:style-name="P1"><text:span text:style-name="T1">オプションとパディング</text:span></text:p>
        </draw:rect>
        <draw:rect draw:style-name="gr1" draw:text-style-name="P2" draw:layer="layout" svg:width="16cm" svg:height="3cm" svg:x="3cm" svg:y="10cm">
          <text:p text:style-name="P1"><text:span text:style-name="T1">データ</text:span></text:p>
        </draw:rect>
        <draw:frame draw:style-name="gr2" draw:text-style-name="P3" draw:layer="layout" svg:width="0.739cm" svg:height="0.725cm" svg:x="3cm" svg:y="2.194cm">
          <draw:text-box>
            <text:p><text:span text:style-name="T2">0</text:span></text:p>
          </draw:text-box>
        </draw:frame>
        <draw:frame draw:style-name="gr2" draw:text-style-name="P3" draw:layer="layout" svg:width="0.739cm" svg:height="0.725cm" svg:x="4.3cm" svg:y="2.2cm">
          <draw:text-box>
            <text:p><text:span text:style-name="T2">3</text:span></text:p>
          </draw:text-box>
        </draw:frame>
        <draw:frame draw:style-name="gr2" draw:text-style-name="P3" draw:layer="layout" svg:width="0.739cm" svg:height="0.725cm" svg:x="4.923cm" svg:y="2.194cm">
          <draw:text-box>
            <text:p><text:span text:style-name="T2">4</text:span></text:p>
          </draw:text-box>
        </draw:frame>
        <draw:frame draw:style-name="gr2" draw:text-style-name="P3" draw:layer="layout" svg:width="0.739cm" svg:height="0.725cm" svg:x="7.402cm" svg:y="2.2cm">
          <draw:text-box>
            <text:p><text:span text:style-name="T2">9</text:span></text:p>
          </draw:text-box>
        </draw:frame>
        <draw:frame draw:style-name="gr2" draw:text-style-name="P3" draw:layer="layout" svg:width="0.976cm" svg:height="0.725cm" svg:x="7.703cm" svg:y="2.2cm">
          <draw:text-box>
            <text:p><text:span text:style-name="T2">10</text:span></text:p>
          </draw:text-box>
        </draw:frame>
        <draw:frame draw:style-name="gr3" draw:text-style-name="P3" draw:layer="layout" svg:width="1.15cm" svg:height="0.725cm" svg:x="8.2cm" svg:y="2.2cm">
          <draw:text-box>
            <text:p><text:span text:style-name="T2">11</text:span></text:p>
          </draw:text-box>
        </draw:frame>
        <draw:frame draw:style-name="gr2" draw:text-style-name="P3" draw:layer="layout" svg:width="0.976cm" svg:height="0.725cm" svg:x="8.703cm" svg:y="2.2cm">
          <draw:text-box>
            <text:p><text:span text:style-name="T2">12</text:span></text:p>
          </draw:text-box>
        </draw:frame>
        <draw:frame draw:style-name="gr2" draw:text-style-name="P3" draw:layer="layout" svg:width="0.976cm" svg:height="0.725cm" svg:x="9.203cm" svg:y="2.2cm">
          <draw:text-box>
            <text:p><text:span text:style-name="T2">13</text:span></text:p>
          </draw:text-box>
        </draw:frame>
        <draw:frame draw:style-name="gr2" draw:text-style-name="P3" draw:layer="layout" svg:width="0.976cm" svg:height="0.725cm" svg:x="9.703cm" svg:y="2.2cm">
          <draw:text-box>
            <text:p><text:span text:style-name="T2">14</text:span></text:p>
          </draw:text-box>
        </draw:frame>
        <draw:frame draw:style-name="gr2" draw:text-style-name="P3" draw:layer="layout" svg:width="0.976cm" svg:height="0.725cm" svg:x="10.224cm" svg:y="2.175cm">
          <draw:text-box>
            <text:p><text:span text:style-name="T2">15</text:span></text:p>
          </draw:text-box>
        </draw:frame>
        <draw:frame draw:style-name="gr4" draw:text-style-name="P3" draw:layer="layout" svg:width="1.279cm" svg:height="0.725cm" svg:x="10.7cm" svg:y="2.2cm">
          <draw:text-box>
            <text:p><text:span text:style-name="T2">16</text:span></text:p>
          </draw:text-box>
        </draw:frame>
        <draw:frame draw:style-name="gr2" draw:text-style-name="P3" draw:layer="layout" svg:width="0.976cm" svg:height="0.725cm" svg:x="18.103cm" svg:y="2.2cm">
          <draw:text-box>
            <text:p><text:span text:style-name="T2">3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7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27T00:25:30.50</meta:creation-date>
    <dc:date>2011-12-06T23:14:55.82</dc:date>
    <meta:editing-duration>PT09H43M20S</meta:editing-duration>
    <meta:editing-cycles>5</meta:editing-cycles>
    <meta:generator>OpenOffice.org/3.2$Win32 OpenOffice.org_project/320m18$Build-9502</meta:generator>
    <meta:document-statistic meta:object-count="29"/>
  </office:meta>
</office:document-meta>
</file>